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aa18" officeooo:paragraph-rsid="0009aa1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ac579" officeooo:paragraph-rsid="000ac57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>
      <style:paragraph-properties fo:line-height="150%"/>
      <style:text-properties style:font-name="Times New Roman" officeooo:paragraph-rsid="0010ea69" style:font-name-asian="Times New Roman" style:font-name-complex="Times New Roman"/>
    </style:style>
    <style:style style:name="P8" style:family="paragraph" style:parent-style-name="Standard">
      <style:paragraph-properties fo:line-height="150%" style:writing-mode="lr-tb"/>
      <style:text-properties style:font-name="Times New Roman" officeooo:rsid="000753d3" officeooo:paragraph-rsid="000f013e" style:font-name-asian="Times New Roman" style:font-name-complex="Times New Roman"/>
    </style:style>
    <style:style style:name="P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0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c13ce" style:font-name-asian="Times New Roman" style:font-name-complex="Times New Roman"/>
    </style:style>
    <style:style style:name="T3" style:family="text">
      <style:text-properties style:font-name="Times New Roman" officeooo:rsid="000f013e" style:font-name-asian="Times New Roman" style:font-name-complex="Times New Roman"/>
    </style:style>
    <style:style style:name="T4" style:family="text">
      <style:text-properties style:font-name="Times New Roman" officeooo:rsid="0011459c" style:font-name-asian="Times New Roman" style:font-name-complex="Times New Roman"/>
    </style:style>
    <style:style style:name="T5" style:family="text">
      <style:text-properties style:font-name="Times New Roman" officeooo:rsid="0012e758" style:font-name-asian="Times New Roman" style:font-name-complex="Times New Roman"/>
    </style:style>
    <style:style style:name="T6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7" style:family="text">
      <style:text-properties style:font-name="Times New Roman" fo:font-weight="bold" officeooo:rsid="000c13ce" style:font-name-asian="Times New Roman" style:font-weight-asian="bold" style:font-name-complex="Times New Roman" style:font-weight-complex="bold"/>
    </style:style>
    <style:style style:name="T8" style:family="text">
      <style:text-properties style:font-name="Times New Roman" fo:font-weight="bold" officeooo:rsid="000f013e" style:font-name-asian="Times New Roman" style:font-weight-asian="bold" style:font-name-complex="Times New Roman" style:font-weight-complex="bold"/>
    </style:style>
    <style:style style:name="T9" style:family="text">
      <style:text-properties style:font-name="Times New Roman" fo:font-weight="bold" officeooo:rsid="0011459c" style:font-name-asian="Times New Roman" style:font-weight-asian="bold" style:font-name-complex="Times New Roman" style:font-weight-complex="bold"/>
    </style:style>
    <style:style style:name="T10" style:family="text">
      <style:text-properties style:font-name="Times New Roman" fo:font-weight="bold" officeooo:rsid="0012e758" style:font-name-asian="Times New Roman" style:font-weight-asian="bold" style:font-name-complex="Times New Roman" style:font-weight-complex="bold"/>
    </style:style>
    <style:style style:name="T11" style:family="text">
      <style:text-properties style:font-name="Times New Roman" fo:language="pt" fo:country="BR" fo:font-weight="bold" style:font-name-asian="Times New Roman" style:font-weight-asian="bold" style:font-name-complex="Times New Roman" style:font-weight-complex="bold"/>
    </style:style>
    <style:style style:name="T12" style:family="text">
      <style:text-properties officeooo:rsid="000f013e"/>
    </style:style>
    <style:style style:name="T13" style:family="text">
      <style:text-properties officeooo:rsid="001145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6">Aluno</text:span><text:span text:style-name="T1">: </text:span><text:span text:style-name="T3">Jonathan da Silva Pereira</text:span><text:span text:style-name="T1"><text:tab/><text:tab/><text:tab/><text:tab/><text:tab/></text:span><text:span text:style-name="T6">Data:</text:span><text:span text:style-name="T1"> </text:span><text:span text:style-name="T5">23</text:span><text:span text:style-name="T1">/</text:span><text:span text:style-name="T2">1</text:span><text:span text:style-name="T5">0</text:span><text:span text:style-name="T1">/</text:span><text:span text:style-name="T2">2013</text:span></text:p>
      <text:p text:style-name="P6"><text:span text:style-name="T6">Fase/Iteração:</text:span><text:span text:style-name="T1"> </text:span><text:span text:style-name="T2">Iteração </text:span><text:span text:style-name="T5">5</text:span><text:span text:style-name="T1"><text:tab/><text:tab/><text:tab/><text:tab/><text:tab/><text:tab/></text:span><text:span text:style-name="T6">Esforço Total:</text:span><text:span text:style-name="T1"> </text:span><text:span text:style-name="T5">2</text:span><text:span text:style-name="T2"> horas</text:span></text:p>
      <text:p text:style-name="P5"/>
      <text:p text:style-name="P6"><text:span text:style-name="T6">Atividade: <text:s/></text:span><text:span text:style-name="T9">Aplicar checklists de qualidade</text:span><text:span text:style-name="T8"> <text:tab/></text:span><text:span text:style-name="T1"><text:tab/><text:tab/><text:tab/></text:span><text:span text:style-name="T6">Esforço: </text:span><text:span text:style-name="T10">2</text:span><text:span text:style-name="T7"> horas</text:span></text:p>
      <text:p text:style-name="P5">Descrição: <text:span text:style-name="T13">Aplicar checklists de qualidade nos artefatos gerados no projeto</text:span></text:p>
      <text:p text:style-name="P5">Produtos: <text:span text:style-name="T12">Artefatos do Projeto</text:span></text:p>
      <text:p text:style-name="P5">Equipe: <text:span text:style-name="T12">Jonathan Silva, Benedito.</text:span></text:p>
      <text:p text:style-name="P8">Artefato: <text:span text:style-name="T13">Checklists</text:span></text:p>
      <text:p text:style-name="P8"/>
      <text:p text:style-name="P7"><text:span text:style-name="Fonte_20_parág._20_padrão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Footnote_20_Symbol" style:display-name="Footnote Symbol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aa18" officeooo:paragraph-rsid="0009aa1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ac579" officeooo:paragraph-rsid="000ac57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Nome do Projeto</text:p>
        <text:p text:style-name="MP3">Relatório Individual</text:p>
        <text:p text:style-name="MP4"/>
      </style:header>
      <style:header-first style:display="false">
        <text:p text:style-name="MP1">Fábrica de Software – Instituto de Informática – Universidade Federal de Goiás</text:p>
        <text:p text:style-name="MP5">RELPREV-022013</text:p>
        <text:p text:style-name="MP3">Relatório Individual</text:p>
        <text:p text:style-name="MP4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/>
    <meta:initial-creator/>
    <meta:editing-cycles>8</meta:editing-cycles>
    <dc:date>2013-12-15T23:44:05.911000000</dc:date>
    <meta:editing-duration>PT27S</meta:editing-duration>
    <meta:document-statistic meta:table-count="0" meta:image-count="0" meta:object-count="0" meta:page-count="1" meta:paragraph-count="13" meta:word-count="70" meta:character-count="553" meta:non-whitespace-character-count="478"/>
  </office:meta>
</office:document-meta>
</file>